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32764*"/>
    </style:style>
    <style:style style:name="Таблица2.B" style:family="table-column">
      <style:table-column-properties style:rel-column-width="32771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cm" draw:z-index="0"><draw:image xlink:href="../../odt_eng/images/0098.png" xlink:type="simple" xlink:show="embed" xlink:actuate="onLoad"/></draw:frame></text:span></text:span></text:p>
          </table:table-cell>
          <table:table-cell table:style-name="Таблица1.B1" office:value-type="string">
            <text:h text:style-name="P6" text:outline-level="1">Normally closed controllable key type 4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89cm" svg:height="2.2cm" draw:z-index="0"><draw:image xlink:href="../../odt_eng/images/009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function of controllable key as per the algorithm:</text:span></text:span></text:p>
            <text:p text:style-name="P5"><draw:frame draw:style-name="fr4" draw:name="Object3" text:anchor-type="as-char" svg:width="7.107cm" svg:height="2.685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1" text:anchor-type="as-char" svg:width="2.466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are for unit input signals (or vectors of signals),</text:span></text:span><text:span text:style-name="Основной_20_шрифт_20_абзаца"><text:span text:style-name="T3"><draw:frame draw:style-name="fr4" draw:name="Object2" text:anchor-type="as-char" svg:width="2.512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 are for unit output signals (or vectors of signals)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5">from the bottom</text:span></text:span><text:span text:style-name="Основной_20_шрифт_20_абзаца"><text:span text:style-name="T3">. In the process of calculation the image of the unit changes depending on the availability of a control signal: the key is</text:span></text:span><text:span text:style-name="Основной_20_шрифт_20_абзаца"><text:span text:style-name="T3"> normally </text:span></text:span><text:span text:style-name="Основной_20_шрифт_20_абзаца"><text:span text:style-name="T5">closed</text:span></text:span><text:span text:style-name="Основной_20_шрифт_20_абзаца"><text:span text:style-name="T3">, when a control signal is delivered the key is </text:span></text:span><text:span text:style-name="Основной_20_шрифт_20_абзаца"><text:span text:style-name="T5">open</text:span></text:span><text:span text:style-name="Основной_20_шрифт_20_абзаца"><text:span text:style-name="T3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5"><text:span text:style-name="Основной_20_шрифт_20_абзаца"><text:span text:style-name="T6"><draw:frame draw:style-name="fr3" draw:name="Графический объект3" text:anchor-type="as-char" svg:width="6.69cm" svg:height="2.671cm" draw:z-index="0"><draw:image xlink:href="../../odt_eng/images/0098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5"><text:span text:style-name="Основной_20_шрифт_20_абзаца"><text:span text:style-name="T6"><draw:frame draw:style-name="fr2" draw:name="Графический объект4" text:anchor-type="as-char" svg:width="6.72cm" svg:height="2.75cm" draw:z-index="0"><draw:image xlink:href="../../odt_eng/images/0098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5">Control = 0</text:p>
                </table:table-cell>
                <table:table-cell table:style-name="Таблица2.A1" office:value-type="string">
                  <text:p text:style-name="P5">Control 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 any properties are not required for operation of the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нормально замкнутый тип 4</dc:title>
    <meta:creation-date>2012-01-25T11:06:00</meta:creation-date>
    <dc:date>2012-03-05T18:32:48.68</dc:date>
    <meta:editing-cycles>36</meta:editing-cycles>
    <meta:editing-duration>PT1H44M20S</meta:editing-duration>
    <dc:creator>Александр </dc:creator>
    <meta:document-statistic meta:table-count="2" meta:image-count="4" meta:object-count="3" meta:page-count="1" meta:paragraph-count="15" meta:word-count="126" meta:character-count="74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98.odt/Normal.dotm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x_1(t),    ~ if ~ Control (t) = 0; #
alignl 0, ~ if ~ Control(t) = 1;}  right none
newline
y_2(t) = left lbrace stack{
alignl x_2(t),    ~ if ~ Control(t) = 0; #
alignl 0, ~ if ~ Control(t) = 1;}  right none
</annotation>
  </semantics>
</math>
</file>

<file path=Object 2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